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6830000051B560FA9B668497220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Afbeelding1" text:anchor-type="char" svg:width="6.9252in" svg:height="5.4291in" draw:z-index="0"><draw:image xlink:href="Pictures/10000001000006830000051B560FA9B66849722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1-29T02:46:58.863000000</dc:date>
    <meta:editing-duration>PT11M28S</meta:editing-duration>
    <meta:editing-cycles>15</meta:editing-cycles>
    <meta:generator>LibreOffice/7.3.7.2$Windows_X86_64 LibreOffice_project/e114eadc50a9ff8d8c8a0567d6da8f454beeb84f</meta:generator>
    <meta:document-statistic meta:table-count="0" meta:image-count="1" meta:object-count="0" meta:page-count="1" meta:paragraph-count="0" meta:word-count="0" meta:character-count="0" meta:non-whitespace-character-count="0"/>
  </office:meta>
</office:document-meta>
</file>